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0000000000A0000000ADDC2B0A5D85FC0FA.png" manifest:media-type="image/png"/>
  <manifest:file-entry manifest:full-path="Pictures/100000000000000A0000000AD1EBF0B178BA3F1C.png" manifest:media-type="image/png"/>
  <manifest:file-entry manifest:full-path="Pictures/100000000000000A0000000A8A33CD69DCB6D8DA.png" manifest:media-type="image/png"/>
  <manifest:file-entry manifest:full-path="Pictures/100000000000000A0000000A30212FC6EFD01A7F.png" manifest:media-type="image/png"/>
  <manifest:file-entry manifest:full-path="Pictures/100000000000000A0000000AF87212431A75E5F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5cm" svg:height="6.378cm" svg:x="11.5cm" svg:y="12cm">
          <draw:image xlink:href="Pictures/100000000000000A0000000ADDC2B0A5D85FC0FA.png" xlink:type="simple" xlink:show="embed" xlink:actuate="onLoad">
            <text:p/>
          </draw:image>
        </draw:frame>
        <draw:frame draw:style-name="gr1" draw:text-style-name="P1" draw:layer="layout" svg:width="6.624cm" svg:height="6.5cm" svg:x="11.876cm" svg:y="2.5cm">
          <draw:image xlink:href="Pictures/100000000000000A0000000AD1EBF0B178BA3F1C.png" xlink:type="simple" xlink:show="embed" xlink:actuate="onLoad">
            <text:p/>
          </draw:image>
        </draw:frame>
        <draw:frame draw:style-name="gr1" draw:text-style-name="P1" draw:layer="layout" svg:width="6.63cm" svg:height="6.506cm" svg:x="11.87cm" svg:y="20.5cm">
          <draw:image xlink:href="Pictures/100000000000000A0000000A8A33CD69DCB6D8DA.png" xlink:type="simple" xlink:show="embed" xlink:actuate="onLoad">
            <text:p/>
          </draw:image>
        </draw:frame>
        <draw:frame draw:style-name="gr1" draw:text-style-name="P1" draw:layer="layout" svg:width="7.451cm" svg:height="7.326cm" svg:x="2.5cm" svg:y="17.5cm">
          <draw:image xlink:href="Pictures/100000000000000A0000000A30212FC6EFD01A7F.png" xlink:type="simple" xlink:show="embed" xlink:actuate="onLoad">
            <text:p/>
          </draw:image>
        </draw:frame>
        <draw:frame draw:style-name="gr1" draw:text-style-name="P1" draw:layer="layout" svg:width="7.451cm" svg:height="7.326cm" svg:x="2.549cm" svg:y="2.5cm">
          <draw:image xlink:href="Pictures/100000000000000A0000000AF87212431A75E5F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7M26S</meta:editing-duration>
    <meta:editing-cycles>3</meta:editing-cycles>
    <meta:generator>LibreOffice/5.2.0.1$Windows_X86_64 LibreOffice_project/fcbcb4963bda8633ba72bd2108ca1e802aad557d</meta:generator>
    <dc:date>2016-09-21T10:14:47.322000000</dc:date>
    <meta:print-date>2016-09-20T23:45:37.298000000</meta:print-date>
    <meta:document-statistic meta:object-count="5"/>
  </office:meta>
</office:document-meta>
</file>